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erbung / Polymorphismus – Bearbeitung Dennis Kymparis</text:p>
      <text:list xml:id="list7631000641139889008" text:style-name="Outline">
        <text:list-item>
          <text:p text:style-name="Heading_20_1">Aufgabe 1</text:p>
        </text:list-item>
      </text:list>
      <text:p text:style-name="Standard">Wichtige Punkte:<text:line-break/>- Vererbung bedeutet Wiederverwendung von Code durch Klassen<text:line-break/>- Eine Klasse kann von einer anderen erben und übernimmt deren Member<text:line-break/>- Member können erweitert, überschrieben (override) oder verdeckt (new) werden<text:line-break/>- override funktioniert nur bei virtual Methoden<text:line-break/>- protected erlaubt Zugriff in abgeleiteten Klassen<text:line-break/>- sealed verhindert weiteres Vererben<text:line-break/>- Polymorphismus beschreibt das Verändern von Verhalten.</text:p>
      <text:p text:style-name="Standard">Offene Fragen:<text:line-break/>- Wann ist new sinnvoller als override?<text:line-break/>- Warum sollte man Klassen bewusst sealed machen?<text:line-break/>- Welche Nachteile kann Vererbung haben?<text:line-break/></text:p>
      <text:list xml:id="list36795630" text:continue-numbering="true" text:style-name="Outline">
        <text:list-item>
          <text:p text:style-name="Heading_20_1">Aufgabe 2</text:p>
        </text:list-item>
      </text:list>
      <text:p text:style-name="Standard">a) Die abgeleiteten Klassen erben jeweils von einer Basisklasse (vermutlich BaseClass)</text:p>
      <text:p text:style-name="Standard">b) In der Regel erben Klassen nur von einer Klasse</text:p>
      <text:p text:style-name="Standard">c) Die Klasse SealedClass kann selbst nicht erben, wenn sie sealed ist</text:p>
      <text:p text:style-name="Standard">d) Von einer sealed Klasse kann nicht geerbt werden.</text:p>
      <text:p text:style-name="Standard">e) (teilweise bewusst ausgelassen)<text:line-break/>-&gt; Hier bin ich unsicher bei einzelnen Zugriffen, insbesondere private vs. protected.<text:line-break/>Frage: Warum sind manche Attribute private und andere protected?</text:p>
      <text:p text:style-name="Standard">f) Ein Objekt von DescClass1 hat alle Member der Basisklasse + eigene</text:p>
      <text:p text:style-name="Standard">g) (bewusst nicht vollständig bearbeitet)<text:line-break/>-&gt; Mögliche Unstimmigkeit: Zugriff auf private Member?</text:p>
      <text:list xml:id="list36766925" text:continue-numbering="true" text:style-name="Outline">
        <text:list-item>
          <text:p text:style-name="Heading_20_1">Aufgabe 3</text:p>
        </text:list-item>
      </text:list>
      <text:p text:style-name="Standard">a) Die Ausgabe besteht aus mehreren Zeilen (genaue Anzahl unsicher, da Polymorphismus eine Rolle spielt)</text:p>
      <text:p text:style-name="Standard"><text:soft-page-break/>b) (bewusst ausgelassen)<text:line-break/>-&gt; Muss ich noch genau durchgehen</text:p>
      <text:p text:style-name="Standard">c) virtual ermöglicht das Überschreiben in abgeleiteten Klassen.<text:line-break/>Ohne virtual würde immer die Methode der Basisklasse ausgeführt werden</text:p>
      <text:p text:style-name="Standard">d) new verdeckt Methoden<text:line-break/>Frage: Wann wird welche Methode genau aufgerufen?</text:p>
      <text:p text:style-name="Standard">e) Vererbung ist bei Klassen mit : sichtbar</text:p>
      <text:p text:style-name="Standard">f) Polymorphismus zeigt sich bei override und virtual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6-04-13T16:50:47.23</dc:date>
    <meta:editing-duration>P0D</meta:editing-duration>
    <meta:generator>OpenOffice/4.1.14$Win32 OpenOffice.org_project/4114m1$Build-9811</meta:generator>
    <meta:document-statistic meta:table-count="0" meta:image-count="0" meta:object-count="0" meta:page-count="2" meta:paragraph-count="20" meta:word-count="257" meta:character-count="17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